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450" officeooo:paragraph-rsid="00135450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135450" officeooo:paragraph-rsid="00135450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13e029" officeooo:paragraph-rsid="0013e029"/>
    </style:style>
    <style:style style:name="P4" style:family="paragraph" style:parent-style-name="Standard">
      <style:text-properties officeooo:rsid="001498c7" officeooo:paragraph-rsid="001498c7"/>
    </style:style>
    <style:style style:name="P5" style:family="paragraph" style:parent-style-name="Standard" style:list-style-name="L1">
      <style:text-properties officeooo:rsid="001498c7" officeooo:paragraph-rsid="001498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ordPress</text:p>
      <text:p text:style-name="P1">SiteGround → Hosting consigliato</text:p>
      <text:p text:style-name="P1"/>
      <text:p text:style-name="P1">File per le configurazioni → in root/wp-config.php</text:p>
      <text:p text:style-name="P1"/>
      <text:p text:style-name="P3">Editor di testo consigliato TinyMCE</text:p>
      <text:p text:style-name="P3"/>
      <text:p text:style-name="P4">Per immagini:</text:p>
      <text:list xml:id="list751094192" text:style-name="L1">
        <text:list-item>
          <text:p text:style-name="P5">aggiungi media → aggiunge file</text:p>
        </text:list-item>
        <text:list-item>
          <text:p text:style-name="P5">aggiungi galleria → bisogna selezionare galleria e poi selezionare le foto in galleria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4:34:40.400821637</meta:creation-date>
    <dc:date>2018-11-20T16:46:57.180748826</dc:date>
    <meta:editing-duration>PT1M36S</meta:editing-duration>
    <meta:editing-cycles>1</meta:editing-cycles>
    <meta:document-statistic meta:table-count="0" meta:image-count="0" meta:object-count="0" meta:page-count="1" meta:paragraph-count="7" meta:word-count="39" meta:character-count="257" meta:non-whitespace-character-count="227"/>
    <meta:generator>LibreOffice/6.1.2.1$Linux_X86_64 LibreOffice_project/10$Build-1</meta:generator>
  </office:meta>
</office:document-meta>
</file>